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aa3" officeooo:paragraph-rsid="000b9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ppy ane jem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04T18:25:07.138919058</dc:date>
    <meta:editing-duration>PT1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